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364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5cm" svg:y="5.494cm" presentation:class="title" presentation:user-transformed="true">
          <draw:text-box>
            <text:p>REST and WCF Web API</text:p>
          </draw:text-box>
        </draw:frame>
        <draw:frame draw:style-name="gr1" draw:layer="layout" svg:width="5.806cm" svg:height="3.119cm" svg:x="19.403cm" svg:y="15cm">
          <draw:text-box>
            <text:p><text:span text:style-name="T1">Mike Chaliy</text:span></text:p>
            <text:p>@chaliy</text:p>
            <text:p><text:a xlink:href="mailto:mike@chaliy.name">mike@chaliy.name</text:a></text:p>
            <text:p>Sept 2011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REST</text:p>
              </text:list-item>
              <text:list-item>
                <text:p>WCF Web API and REST</text:p>
              </text:list-item>
              <text:list-item>
                <text:p>WCF Web AP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ST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06T12:46:17.72</meta:creation-date>
    <meta:editing-duration>PT4M48S</meta:editing-duration>
    <meta:editing-cycles>7</meta:editing-cycles>
    <dc:date>2011-09-06T12:50:56.81</dc:date>
    <meta:generator>LibreOffice/3.3$Win32 LibreOffice_project/330m19$Build-202</meta:generator>
    <meta:document-statistic meta:object-count="33"/>
  </office:meta>
</office:document-meta>
</file>